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 fo:text-align="justify" style:justify-single-word="false"/>
      <style:text-properties fo:font-style="normal" officeooo:rsid="002a13b2" officeooo:paragraph-rsid="002a13b2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Source Sans Pro" fo:font-size="18pt" fo:font-style="italic" fo:font-weight="normal" officeooo:rsid="0021a94c" officeooo:paragraph-rsid="0021a94c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style:font-name="Garamond" fo:font-size="12pt" fo:font-style="normal" fo:font-weight="bold" officeooo:rsid="0021e52a" officeooo:paragraph-rsid="002a13b2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fo:font-style="normal" officeooo:paragraph-rsid="002a13b2" style:font-style-asian="normal" style:font-style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fo:font-style="normal" officeooo:rsid="002a13b2" officeooo:paragraph-rsid="002a13b2" style:font-style-asian="normal" style:font-style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officeooo:rsid="0028d294" officeooo:paragraph-rsid="0028d294"/>
    </style:style>
    <style:style style:name="T1" style:family="text">
      <style:text-properties style:font-name="Garamond" fo:font-size="12pt" fo:font-style="normal" fo:font-weight="normal" officeooo:rsid="00278d92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Garamond" fo:font-size="12pt" fo:font-style="normal" fo:font-weight="normal" officeooo:rsid="002a13b2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Garamond" fo:font-size="12pt" fo:font-weight="normal" officeooo:rsid="002a13b2" style:font-size-asian="10.5pt" style:font-weight-asian="normal" style:font-size-complex="12pt" style:font-weight-complex="normal"/>
    </style:style>
    <style:style style:name="T4" style:family="text">
      <style:text-properties officeooo:rsid="002a13b2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<text:span text:style-name="T4">ontrato</text:span></text:p>
      <text:p text:style-name="P4"><text:span text:style-name="T3">A</text:span>cuerdo de voluntades que crea o transmite derechos y obligaciones a las partes que lo suscriben. El contrato es un tipo de acto jurídico en el que intervienen dos o más personas y está destinado a crear derechos y generar obligaciones. Se rige por el principio de autonomía de la voluntad, según el cual, puede contratarse sobre cualquier materia no prohibida. Los contratos se perfeccionan por el mero consentimiento y las obligaciones que nacen del contrato tienen fuerza de ley entre las partes contratantes.</text:p>
      <text:p text:style-name="P5">El elemento esencial es la capacidad legal para contratar. Pueden ser partes de un contrato:</text:p>
      <text:list xml:id="list2233663489" text:style-name="L2">
        <text:list-item>
          <text:p text:style-name="P1">Los mayores de edad</text:p>
        </text:list-item>
        <text:list-item>
          <text:p text:style-name="P1">Los menores de edad legalmente emancipados</text:p>
        </text:list-item>
        <text:list-item>
          <text:p text:style-name="P1"/>
        </text:list-item>
      </text:list>
      <text:p text:style-name="P5">asdf</text:p>
      <text:p text:style-name="P6"><text:span text:style-name="T1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3.81cm" fo:margin-right="3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16:11:43.683000000</meta:creation-date>
    <meta:generator>LibreOffice/6.3.2.2$Windows_X86_64 LibreOffice_project/98b30e735bda24bc04ab42594c85f7fd8be07b9c</meta:generator>
    <meta:editing-duration>PT8M40S</meta:editing-duration>
    <meta:editing-cycles>3</meta:editing-cycles>
    <dc:title>Samuel por defecto</dc:title>
    <dc:date>2019-11-05T17:13:43.287000000</dc:date>
    <meta:document-statistic meta:table-count="0" meta:image-count="0" meta:object-count="0" meta:page-count="1" meta:paragraph-count="7" meta:word-count="114" meta:character-count="680" meta:non-whitespace-character-count="575"/>
    <meta:template xlink:type="simple" xlink:actuate="onRequest" xlink:title="Samuel por defecto" xlink:href="file:///C:/Users/Platón/AppData/Roaming/LibreOffice/4/user/template/Samuel%20por%20defecto.ott" meta:date="2019-11-05T16:11:40.967000000"/>
  </office:meta>
</office:document-meta>
</file>